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in" fo:margin-right="0in" fo:text-align="center" style:justify-single-word="false" fo:text-indent="0in" style:auto-text-indent="false"/>
    </style:style>
    <style:style style:name="P2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15%" fo:text-indent="0.5in" style:auto-text-indent="false" style:page-number="auto" fo:background-color="transparent"/>
      <style:text-properties officeooo:paragraph-rsid="001567dd"/>
    </style:style>
    <style:style style:name="P3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.5in" style:auto-text-indent="false" fo:background-color="transparent"/>
      <style:text-properties officeooo:paragraph-rsid="001567dd"/>
    </style:style>
    <style:style style:name="P4" style:family="paragraph" style:parent-style-name="Text_20_body">
      <loext:graphic-properties draw:fill="none"/>
      <style:paragraph-properties fo:margin-left="0in" fo:margin-right="0in" fo:line-height="115%" fo:text-indent="0.5in" style:auto-text-indent="false" fo:background-color="transparent"/>
    </style:style>
    <style:style style:name="P5" style:family="paragraph" style:parent-style-name="Standard">
      <loext:graphic-properties draw:fill="solid" draw:fill-color="#ffffff"/>
      <style:paragraph-properties fo:background-color="#ffffff" fo:padding="0in" fo:border="none" style:shadow="none"/>
    </style:style>
    <style:style style:name="P6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fo:font-size="12pt" style:font-size-asian="12pt" style:font-size-complex="12pt"/>
    </style:style>
    <style:style style:name="P7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style:font-name="Liberation Sans"/>
    </style:style>
    <style:style style:name="P8" style:family="paragraph" style:parent-style-name="Heading_20_1">
      <style:paragraph-properties fo:margin-left="0in" fo:margin-right="0in" fo:text-align="center" style:justify-single-word="false" fo:text-indent="0in" style:auto-text-indent="false"/>
      <style:text-properties fo:font-size="16pt" style:font-size-asian="16pt" style:font-size-complex="16pt"/>
    </style:style>
    <style:style style:name="P9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/>
    </style:style>
    <style:style style:name="P10" style:family="paragraph" style:parent-style-name="Text_20_body" style:list-style-name="L1">
      <style:paragraph-properties fo:margin-left="0in" fo:margin-right="0in" fo:text-indent="0in" style:auto-text-indent="false"/>
    </style:style>
    <style:style style:name="T1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0033b3" loext:opacity="100%" style:font-name="JetBrains Mono" fo:font-style="normal" fo:font-weight="normal" style:font-style-asian="normal" style:font-weight-asian="normal"/>
    </style:style>
    <style:style style:name="T3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080808" loext:opacity="100%" style:font-name="JetBrains Mono" fo:font-style="normal" fo:font-weight="normal" style:font-style-asian="normal" style:font-weight-asian="normal"/>
    </style:style>
    <style:style style:name="T5" style:family="text">
      <style:text-properties fo:color="#8c8c8c" loext:opacity="100%" style:font-name="JetBrains Mono" fo:font-style="italic" fo:font-weight="normal" style:font-style-asian="italic" style:font-weight-asian="normal"/>
    </style:style>
    <style:style style:name="T6" style:family="text">
      <style:text-properties fo:color="#067d17" loext:opacity="100%" style:font-name="JetBrains Mono" fo:font-style="normal" fo:font-weight="normal" style:font-style-asian="normal" style:font-weight-asian="normal"/>
    </style:style>
    <style:style style:name="T7" style:family="text">
      <style:text-properties fo:color="#660099" loext:opacity="100%" style:font-name="JetBrains Mono" fo:font-style="normal" fo:font-weight="normal" style:font-style-asian="normal" style:font-weight-asian="normal"/>
    </style:style>
    <style:style style:name="T8" style:family="text">
      <style:text-properties fo:color="#000080" loext:opacity="100%" style:font-name="JetBrains Mono" fo:font-style="normal" fo:font-weight="normal" style:font-style-asian="normal" style:font-weight-asian="normal"/>
    </style:style>
    <style:style style:name="T9" style:family="text">
      <style:text-properties fo:color="#1750eb" loext:opacity="100%" style:font-name="JetBrains Mono" fo:font-style="normal" fo:font-weight="normal" style:font-style-asian="normal" style:font-weight-asian="normal"/>
    </style:style>
    <style:style style:name="T10" style:family="text">
      <style:text-properties fo:font-style="normal" style:font-style-asian="normal" style:font-weight-asian="normal"/>
    </style:style>
    <style:style style:name="T11" style:family="text">
      <style:text-properties fo:color="#00627a" loext:opacity="100%" style:font-name="JetBrains Mono" fo:font-style="normal" fo:font-weight="normal" style:font-style-asian="normal" style:font-weight-asian="normal"/>
    </style:style>
    <style:style style:name="T12" style:family="text">
      <style:text-properties fo:color="#000000" loext:opacity="100%" style:font-name="JetBrains Mono" fo:font-style="normal" fo:font-weight="normal" style:font-style-asian="normal" style:font-weight-asian="normal"/>
    </style:style>
    <style:style style:name="T13" style:family="text">
      <style:text-properties fo:color="#808080" loext:opacity="100%" style:font-name="JetBrains Mono" fo:font-style="normal" fo:font-weight="normal" style:font-style-asian="normal" style:font-weight-asian="normal"/>
    </style:style>
    <style:style style:name="T14" style:family="text">
      <style:text-properties fo:font-size="12pt" style:font-size-asian="12pt" style:font-size-complex="12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<text:bookmark text:name="content-start"/>Demographic Data Analyzer</text:h>
      <text:p text:style-name="P1"><text:span text:style-name="T14"/></text:p>
      <text:p text:style-name="P2">In this challenge you must analyze demographic data using Pandas. You are given a dataset of demographic data that was extracted from the 1994 Census database. <text:s/></text:p>
      <text:p text:style-name="P3"><text:line-break/></text:p>
      <text:p text:style-name="P4">You must use Pandas to answer the following questions:</text:p>
      <text:list text:style-name="L1">
        <text:list-item>
          <text:p text:style-name="P9">How many people of each race are represented in this dataset? This should be a Pandas series with race names as the index labels. (<text:span text:style-name="Source_20_Text">race</text:span> column)</text:p>
        </text:list-item>
        <text:list-item>
          <text:p text:style-name="P9">What is the average age of men?</text:p>
        </text:list-item>
        <text:list-item>
          <text:p text:style-name="P9">What is the percentage of people who have a Bachelor's degree?</text:p>
        </text:list-item>
        <text:list-item>
          <text:p text:style-name="P9">What percentage of people with advanced education (<text:span text:style-name="Source_20_Text">Bachelors</text:span>, <text:span text:style-name="Source_20_Text">Masters</text:span>, or <text:span text:style-name="Source_20_Text">Doctorate</text:span>) make more than 50K?</text:p>
        </text:list-item>
        <text:list-item>
          <text:p text:style-name="P9">What percentage of people without advanced education make more than 50K?</text:p>
        </text:list-item>
        <text:list-item>
          <text:p text:style-name="P9">What is the minimum number of hours a person works per week?</text:p>
        </text:list-item>
        <text:list-item>
          <text:p text:style-name="P9">What percentage of the people who work the minimum number of hours per week have a salary of more than 50K?</text:p>
        </text:list-item>
        <text:list-item>
          <text:p text:style-name="P9">What country has the highest percentage of people that earn &gt;50K and what is that percentage?</text:p>
        </text:list-item>
        <text:list-item>
          <text:p text:style-name="P10">Identify the most popular occupation for those who earn &gt;50K in India.</text:p>
        </text:list-item>
      </text:list>
      <text:p text:style-name="P5" loext:marker-style-name="T3"><text:span text:style-name="T1"/></text:p>
      <text:p text:style-name="P6" loext:marker-style-name="T3"><text:span text:style-name="T2">import </text:span><text:span text:style-name="T4">pandas </text:span><text:span text:style-name="T2">as </text:span><text:span text:style-name="T4">pd<text:line-break/></text:span><text:span text:style-name="T2">import </text:span><text:span text:style-name="T4">numpy </text:span><text:span text:style-name="T2">as </text:span><text:span text:style-name="T4">np<text:line-break/><text:line-break/><text:line-break/></text:span><text:span text:style-name="T2">def </text:span><text:span text:style-name="T11">calculate_demographic_data</text:span><text:span text:style-name="T4">(</text:span><text:span text:style-name="T12">print_data</text:span><text:span text:style-name="T4">=</text:span><text:span text:style-name="T2">True</text:span><text:span text:style-name="T4">):<text:line-break/> <text:s text:c="3"/></text:span><text:span text:style-name="T5"># Read data from file<text:line-break/> <text:s text:c="3"/></text:span><text:span text:style-name="T12">df </text:span><text:span text:style-name="T4">= pd.read_csv(</text:span><text:span text:style-name="T6">'adult.data.csv'</text:span><text:span text:style-name="T4">)<text:line-break/><text:line-break/> <text:s text:c="3"/></text:span><text:span text:style-name="T5"># How many of each race are represented in this dataset? This should be a Pandas series with race names as the index labels.<text:line-break/> <text:s text:c="3"/></text:span><text:span text:style-name="T12">race_count </text:span><text:span text:style-name="T4">= pd.Series(</text:span><text:span text:style-name="T12">df</text:span><text:span text:style-name="T4">.groupby([</text:span><text:span text:style-name="T6">'race'</text:span><text:span text:style-name="T4">], </text:span><text:span text:style-name="T7">observed</text:span><text:span text:style-name="T4">=</text:span><text:span text:style-name="T2">True</text:span><text:span text:style-name="T4">).size(),<text:line-break/> <text:s text:c="26"/></text:span><text:span text:style-name="T7">index</text:span><text:span text:style-name="T4">=pd.Series(pd.Categorical(</text:span><text:span text:style-name="T12">df</text:span><text:span text:style-name="T4">[</text:span><text:span text:style-name="T6">'race'</text:span><text:span text:style-name="T4">]).unique()))<text:line-break/> <text:s text:c="3"/></text:span><text:span text:style-name="T12">race_count<text:line-break/> <text:s text:c="3"/></text:span><text:span text:style-name="T5"># What is the average age of men?<text:line-break/> <text:s text:c="3"/></text:span><text:span text:style-name="T12">g1 </text:span><text:span text:style-name="T4">= </text:span><text:span text:style-name="T12">df</text:span><text:span text:style-name="T4">[</text:span><text:span text:style-name="T6">'age'</text:span><text:span text:style-name="T4">].groupby((</text:span><text:span text:style-name="T12">df</text:span><text:span text:style-name="T4">[</text:span><text:span text:style-name="T6">'sex'</text:span><text:span text:style-name="T4">] == </text:span><text:span text:style-name="T6">'Male'</text:span><text:span text:style-name="T4">), </text:span><text:span text:style-name="T7">observed</text:span><text:span text:style-name="T4">=</text:span><text:span text:style-name="T2">True</text:span><text:span text:style-name="T4">).mean()<text:line-break/> <text:s text:c="3"/></text:span><text:span text:style-name="T13">average_age_men </text:span><text:span text:style-name="T4">= </text:span><text:span text:style-name="T12">average_age_men </text:span><text:span text:style-name="T4">= </text:span><text:span text:style-name="T8">round</text:span><text:span text:style-name="T4">(</text:span><text:span text:style-name="T12">g1</text:span><text:span text:style-name="T4">.iloc[</text:span><text:span text:style-name="T9">1</text:span><text:span text:style-name="T4">], </text:span><text:span text:style-name="T9">1</text:span><text:span text:style-name="T4">)<text:line-break/><text:line-break/> <text:s text:c="3"/></text:span><text:span text:style-name="T5"># What is the percentage of people who have a Bachelor's degree?<text:line-break/> <text:s text:c="3"/># first detremine number of bachelors<text:line-break/> <text:s text:c="3"/></text:span><text:span text:style-name="T12">g_ed </text:span><text:span text:style-name="T4">= </text:span><text:span text:style-name="T12">df</text:span><text:span text:style-name="T4">.groupby(</text:span><text:span text:style-name="T12">df</text:span><text:span text:style-name="T4">[</text:span><text:span text:style-name="T6">'education'</text:span><text:span text:style-name="T4">] == </text:span><text:span text:style-name="T6">'Bachelors'</text:span><text:span text:style-name="T4">, </text:span><text:span text:style-name="T7">observed</text:span><text:span text:style-name="T4">=</text:span><text:span text:style-name="T2">True</text:span><text:span text:style-name="T4">).size()<text:line-break/> <text:s text:c="3"/></text:span><text:span text:style-name="T12">bachelors </text:span><text:span text:style-name="T4">= </text:span><text:span text:style-name="T12">g_ed</text:span><text:span text:style-name="T4">.iloc[</text:span><text:span text:style-name="T9">1</text:span><text:span text:style-name="T4">]<text:line-break/></text:span><text:soft-page-break/><text:span text:style-name="T4"> <text:s text:c="3"/></text:span><text:span text:style-name="T5"># total<text:line-break/> <text:s text:c="3"/></text:span><text:span text:style-name="T12">total </text:span><text:span text:style-name="T4">= </text:span><text:span text:style-name="T12">df</text:span><text:span text:style-name="T4">[</text:span><text:span text:style-name="T6">'education'</text:span><text:span text:style-name="T4">].size<text:line-break/> <text:s text:c="3"/></text:span><text:span text:style-name="T12">percentage_bachelors </text:span><text:span text:style-name="T4">= </text:span><text:span text:style-name="T13">bpercentage_bachelors </text:span><text:span text:style-name="T4">= </text:span><text:span text:style-name="T8">round</text:span><text:span text:style-name="T4">(</text:span><text:span text:style-name="T12">bachelors </text:span><text:span text:style-name="T4">/ </text:span><text:span text:style-name="T12">total </text:span><text:span text:style-name="T4">* </text:span><text:span text:style-name="T9">100</text:span><text:span text:style-name="T4">, </text:span><text:span text:style-name="T9">1</text:span><text:span text:style-name="T4">)<text:line-break/><text:line-break/> <text:s text:c="3"/></text:span><text:span text:style-name="T5"># What percentage of people with advanced education (`Bachelors`, `Masters`, or `Doctorate`) make more than 50K?<text:line-break/> <text:s text:c="3"/># What percentage of people without advanced education make more than 50K?<text:line-break/><text:line-break/> <text:s text:c="3"/></text:span><text:span text:style-name="T12">a </text:span><text:span text:style-name="T4">= </text:span><text:span text:style-name="T12">df</text:span><text:span text:style-name="T4">.loc[<text:line-break/> <text:s text:c="7"/>((</text:span><text:span text:style-name="T12">df</text:span><text:span text:style-name="T4">[</text:span><text:span text:style-name="T6">'education'</text:span><text:span text:style-name="T4">] == </text:span><text:span text:style-name="T6">'Bachelors'</text:span><text:span text:style-name="T4">) | (</text:span><text:span text:style-name="T12">df</text:span><text:span text:style-name="T4">[</text:span><text:span text:style-name="T6">'education'</text:span><text:span text:style-name="T4">] == </text:span><text:span text:style-name="T6">'Masters'</text:span><text:span text:style-name="T4">) | (</text:span><text:span text:style-name="T12">df</text:span><text:span text:style-name="T4">[</text:span><text:span text:style-name="T6">'education'</text:span><text:span text:style-name="T4">] == </text:span><text:span text:style-name="T6">'Doctorate'</text:span><text:span text:style-name="T4">))].count()<text:line-break/><text:line-break/> <text:s text:c="3"/></text:span><text:span text:style-name="T5"># with and without `Bachelors`, `Masters`, or `Doctorate`<text:line-break/> <text:s text:c="3"/></text:span><text:span text:style-name="T12">higher_education </text:span><text:span text:style-name="T4">= </text:span><text:span text:style-name="T12">a</text:span><text:span text:style-name="T4">.iloc[</text:span><text:span text:style-name="T9">0</text:span><text:span text:style-name="T4">]<text:line-break/><text:line-break/> <text:s text:c="3"/></text:span><text:span text:style-name="T5"># lower education is equal to total minus higher education<text:line-break/> <text:s text:c="3"/></text:span><text:span text:style-name="T12">lower_education </text:span><text:span text:style-name="T4">= </text:span><text:span text:style-name="T12">total </text:span><text:span text:style-name="T4">- </text:span><text:span text:style-name="T12">higher_education<text:line-break/> <text:s text:c="3"/>a1 </text:span><text:span text:style-name="T4">= </text:span><text:span text:style-name="T12">df</text:span><text:span text:style-name="T4">.loc[<text:line-break/> <text:s text:c="7"/>((</text:span><text:span text:style-name="T12">df</text:span><text:span text:style-name="T4">[</text:span><text:span text:style-name="T6">'education'</text:span><text:span text:style-name="T4">] == </text:span><text:span text:style-name="T6">'Bachelors'</text:span><text:span text:style-name="T4">) | (</text:span><text:span text:style-name="T12">df</text:span><text:span text:style-name="T4">[</text:span><text:span text:style-name="T6">'education'</text:span><text:span text:style-name="T4">] == </text:span><text:span text:style-name="T6">'Masters'</text:span><text:span text:style-name="T4">) | (</text:span><text:span text:style-name="T12">df</text:span><text:span text:style-name="T4">[</text:span><text:span text:style-name="T6">'education'</text:span><text:span text:style-name="T4">] == </text:span><text:span text:style-name="T6">'Doctorate'</text:span><text:span text:style-name="T4">)) &amp; (<text:line-break/> <text:s text:c="19"/></text:span><text:span text:style-name="T12">df</text:span><text:span text:style-name="T4">[</text:span><text:span text:style-name="T6">'salary'</text:span><text:span text:style-name="T4">] == </text:span><text:span text:style-name="T6">'&gt;50K'</text:span><text:span text:style-name="T4">)].count()<text:line-break/><text:line-break/> <text:s text:c="3"/></text:span><text:span text:style-name="T5"># percentage with salary &gt;50K<text:line-break/> <text:s text:c="3"/></text:span><text:span text:style-name="T12">higher_ed_rich </text:span><text:span text:style-name="T4">= </text:span><text:span text:style-name="T12">a1</text:span><text:span text:style-name="T4">.iloc[</text:span><text:span text:style-name="T9">0</text:span><text:span text:style-name="T4">]<text:line-break/> <text:s text:c="3"/></text:span><text:span text:style-name="T12">higher_education_rich </text:span><text:span text:style-name="T4">= </text:span><text:span text:style-name="T8">round</text:span><text:span text:style-name="T4">(</text:span><text:span text:style-name="T12">higher_ed_rich </text:span><text:span text:style-name="T4">/ </text:span><text:span text:style-name="T12">higher_education </text:span><text:span text:style-name="T4">* </text:span><text:span text:style-name="T9">100</text:span><text:span text:style-name="T4">, </text:span><text:span text:style-name="T9">1</text:span><text:span text:style-name="T4">)<text:line-break/> <text:s text:c="3"/></text:span><text:span text:style-name="T12">g3 </text:span><text:span text:style-name="T4">= </text:span><text:span text:style-name="T12">df</text:span><text:span text:style-name="T4">.groupby(</text:span><text:span text:style-name="T12">df</text:span><text:span text:style-name="T4">[</text:span><text:span text:style-name="T6">'salary'</text:span><text:span text:style-name="T4">] == </text:span><text:span text:style-name="T6">'&gt;50K'</text:span><text:span text:style-name="T4">).size()<text:line-break/> <text:s text:c="3"/></text:span><text:span text:style-name="T12">lower_ed_rich </text:span><text:span text:style-name="T4">= </text:span><text:span text:style-name="T12">g3</text:span><text:span text:style-name="T4">.iloc[</text:span><text:span text:style-name="T9">1</text:span><text:span text:style-name="T4">] - </text:span><text:span text:style-name="T12">higher_ed_rich<text:line-break/> <text:s text:c="3"/>lower_education_rich </text:span><text:span text:style-name="T4">= </text:span><text:span text:style-name="T8">round</text:span><text:span text:style-name="T4">(</text:span><text:span text:style-name="T12">lower_ed_rich </text:span><text:span text:style-name="T4">/ </text:span><text:span text:style-name="T12">lower_education </text:span><text:span text:style-name="T4">* </text:span><text:span text:style-name="T9">100</text:span><text:span text:style-name="T4">, </text:span><text:span text:style-name="T9">1</text:span><text:span text:style-name="T4">)<text:line-break/><text:line-break/> <text:s text:c="3"/></text:span><text:span text:style-name="T5"># What is the minimum number of hours a person works per week (hours-per-week feature)?<text:line-break/> <text:s text:c="3"/></text:span><text:span text:style-name="T12">min_work_hours </text:span><text:span text:style-name="T4">= </text:span><text:span text:style-name="T12">df</text:span><text:span text:style-name="T4">[</text:span><text:span text:style-name="T6">'hours-per-week'</text:span><text:span text:style-name="T4">].min()<text:line-break/><text:line-break/> <text:s text:c="3"/></text:span><text:span text:style-name="T5"># What percentage of the people who work the minimum number of hours per week have a salary of &gt;50K?<text:line-break/> <text:s text:c="3"/></text:span><text:span text:style-name="T12">b </text:span><text:span text:style-name="T4">= </text:span><text:span text:style-name="T12">df</text:span><text:span text:style-name="T4">.loc[(</text:span><text:span text:style-name="T12">df</text:span><text:span text:style-name="T4">[</text:span><text:span text:style-name="T6">'hours-per-week'</text:span><text:span text:style-name="T4">] == </text:span><text:span text:style-name="T9">1</text:span><text:span text:style-name="T4">)].count()<text:line-break/> <text:s text:c="3"/></text:span><text:span text:style-name="T12">num_min_workers </text:span><text:span text:style-name="T4">= </text:span><text:span text:style-name="T12">b</text:span><text:span text:style-name="T4">.iloc[</text:span><text:span text:style-name="T9">0</text:span><text:span text:style-name="T4">]<text:line-break/> <text:s text:c="3"/></text:span><text:span text:style-name="T12">c </text:span><text:span text:style-name="T4">= </text:span><text:span text:style-name="T12">df</text:span><text:span text:style-name="T4">.loc[(</text:span><text:span text:style-name="T12">df</text:span><text:span text:style-name="T4">[</text:span><text:span text:style-name="T6">'hours-per-week'</text:span><text:span text:style-name="T4">] == </text:span><text:span text:style-name="T9">1</text:span><text:span text:style-name="T4">) &amp; (</text:span><text:span text:style-name="T12">df</text:span><text:span text:style-name="T4">[</text:span><text:span text:style-name="T6">'salary'</text:span><text:span text:style-name="T4">] == </text:span><text:span text:style-name="T6">'&gt;50K'</text:span><text:span text:style-name="T4">)].count()<text:line-break/> <text:s text:c="3"/></text:span><text:span text:style-name="T12">num_min_workers_rich </text:span><text:span text:style-name="T4">= </text:span><text:span text:style-name="T12">c</text:span><text:span text:style-name="T4">.iloc[</text:span><text:span text:style-name="T9">0</text:span><text:span text:style-name="T4">]<text:line-break/> <text:s text:c="3"/></text:span><text:span text:style-name="T12">rich_percentage </text:span><text:span text:style-name="T4">= </text:span><text:span text:style-name="T12">num_min_workers_rich </text:span><text:span text:style-name="T4">/ </text:span><text:span text:style-name="T12">num_min_workers </text:span><text:span text:style-name="T4">* </text:span><text:span text:style-name="T9">100<text:line-break/><text:line-break/> <text:s text:c="3"/></text:span><text:span text:style-name="T5"># What country has the highest percentage of people that earn &gt;50K?<text:line-break/> <text:s text:c="3"/></text:span><text:span text:style-name="T12">g2 </text:span><text:span text:style-name="T4">= </text:span><text:span text:style-name="T12">df</text:span><text:span text:style-name="T4">.loc[(</text:span><text:span text:style-name="T12">df</text:span><text:span text:style-name="T4">[</text:span><text:span text:style-name="T6">'salary'</text:span><text:span text:style-name="T4">] == </text:span><text:span text:style-name="T6">'&gt;50K'</text:span><text:span text:style-name="T4">)].groupby(</text:span><text:span text:style-name="T6">'native-country'</text:span><text:span text:style-name="T4">).size()<text:line-break/> <text:s text:c="3"/></text:span><text:span text:style-name="T12">x </text:span><text:span text:style-name="T4">= </text:span><text:span text:style-name="T12">df</text:span><text:span text:style-name="T4">.groupby(</text:span><text:span text:style-name="T12">df</text:span><text:span text:style-name="T4">[</text:span><text:span text:style-name="T6">'native-country'</text:span><text:span text:style-name="T4">]).size()<text:line-break/></text:span><text:soft-page-break/><text:span text:style-name="T4"> <text:s text:c="3"/></text:span><text:span text:style-name="T12">perc </text:span><text:span text:style-name="T4">= </text:span><text:span text:style-name="T8">round</text:span><text:span text:style-name="T4">(</text:span><text:span text:style-name="T12">g2 </text:span><text:span text:style-name="T4">/ </text:span><text:span text:style-name="T12">x </text:span><text:span text:style-name="T4">* </text:span><text:span text:style-name="T9">100</text:span><text:span text:style-name="T4">, </text:span><text:span text:style-name="T9">1</text:span><text:span text:style-name="T4">)<text:line-break/> <text:s text:c="3"/></text:span><text:span text:style-name="T12">highest_earning_country_percentage </text:span><text:span text:style-name="T4">= </text:span><text:span text:style-name="T12">perc</text:span><text:span text:style-name="T4">.max()<text:line-break/> <text:s text:c="3"/></text:span><text:span text:style-name="T12">highest_earning_country </text:span><text:span text:style-name="T4">= </text:span><text:span text:style-name="T12">perc</text:span><text:span text:style-name="T4">.idxmax()<text:line-break/> <text:s text:c="3"/></text:span><text:span text:style-name="T5"># Identify the most popular occupation for those who earn &gt;50K in India.<text:line-break/> <text:s text:c="3"/></text:span><text:span text:style-name="T12">g2 </text:span><text:span text:style-name="T4">= </text:span><text:span text:style-name="T12">df</text:span><text:span text:style-name="T4">.loc[(</text:span><text:span text:style-name="T12">df</text:span><text:span text:style-name="T4">[</text:span><text:span text:style-name="T6">'salary'</text:span><text:span text:style-name="T4">] == </text:span><text:span text:style-name="T6">'&gt;50K'</text:span><text:span text:style-name="T4">) &amp; (</text:span><text:span text:style-name="T12">df</text:span><text:span text:style-name="T4">[</text:span><text:span text:style-name="T6">'native-country'</text:span><text:span text:style-name="T4">] == </text:span><text:span text:style-name="T6">'India'</text:span><text:span text:style-name="T4">)]<text:line-break/> <text:s text:c="3"/></text:span><text:span text:style-name="T12">x </text:span><text:span text:style-name="T4">= </text:span><text:span text:style-name="T12">g2</text:span><text:span text:style-name="T4">.groupby([</text:span><text:span text:style-name="T12">df</text:span><text:span text:style-name="T4">[</text:span><text:span text:style-name="T6">'native-country'</text:span><text:span text:style-name="T4">] == </text:span><text:span text:style-name="T6">'India'</text:span><text:span text:style-name="T4">, </text:span><text:span text:style-name="T12">df</text:span><text:span text:style-name="T4">[</text:span><text:span text:style-name="T6">'occupation'</text:span><text:span text:style-name="T4">]]).size()<text:line-break/> <text:s text:c="3"/></text:span><text:span text:style-name="T12">top_IN_occupation </text:span><text:span text:style-name="T4">= </text:span><text:span text:style-name="T12">x</text:span><text:span text:style-name="T4">.idxmax()[</text:span><text:span text:style-name="T9">1</text:span><text:span text:style-name="T4">]</text:span></text:p>
      <text:p text:style-name="P7" loext:marker-style-name="T3"><text:span text:style-name="T1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6T14:14:38.457424462</meta:creation-date>
    <dc:date>2025-01-17T09:50:59.939202584</dc:date>
    <meta:editing-duration>PT13M8S</meta:editing-duration>
    <meta:editing-cycles>6</meta:editing-cycles>
    <meta:generator>LibreOffice/24.2.7.2$Linux_X86_64 LibreOffice_project/420$Build-2</meta:generator>
    <meta:document-statistic meta:table-count="0" meta:image-count="0" meta:object-count="0" meta:page-count="3" meta:paragraph-count="14" meta:word-count="539" meta:character-count="4118" meta:non-whitespace-character-count="3335"/>
  </office:meta>
</office:document-meta>
</file>